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def" officeooo:paragraph-rsid="0015adef"/>
    </style:style>
    <style:style style:name="P2" style:family="paragraph" style:parent-style-name="Standard">
      <style:text-properties officeooo:rsid="001749b8" officeooo:paragraph-rsid="001749b8"/>
    </style:style>
    <style:style style:name="P3" style:family="paragraph" style:parent-style-name="Standard">
      <style:text-properties officeooo:rsid="00194723" officeooo:paragraph-rsid="00194723"/>
    </style:style>
    <style:style style:name="P4" style:family="paragraph" style:parent-style-name="Standard">
      <style:text-properties officeooo:rsid="00195236" officeooo:paragraph-rsid="00195236"/>
    </style:style>
    <style:style style:name="T1" style:family="text">
      <style:text-properties officeooo:rsid="00195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</text:p>
      <text:p text:style-name="P1"/>
      <text:p text:style-name="P1"/>
      <text:p text:style-name="P4"/>
      <text:p text:style-name="P2">A <text:span text:style-name="T1">INFORMAÇÃO</text:span> é um dado que já teve alguma alteração, já teve um tratament<text:span text:style-name="T1">o</text:span>, já o <text:span text:style-name="T1">DADO</text:span> pode ser qualquer coisa, sendo a b ou c…</text:p>
      <text:p text:style-name="P2"/>
      <text:p text:style-name="P3">D<text:span text:style-name="T1">ADOS ESTRUTURADOS</text:span> são dados comuns, como CPF, RG… <text:span text:style-name="T1">DADOS NÃO ESTRUTURADOS</text:span> são dados que nem sempre vão ser iguais, como quantidade de parentes morando na mesma casa por diferentes famílias.</text:p>
      <text:p text:style-name="P3"/>
      <text:p text:style-name="P4">Modelo relaciona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19:31:29.698000000</meta:creation-date>
    <dc:date>2022-03-07T21:40:39.371000000</dc:date>
    <meta:editing-duration>PT32M28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" meta:word-count="61" meta:character-count="347" meta:non-whitespace-character-count="289"/>
  </office:meta>
</office:document-meta>
</file>